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ws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$C$1]/MIN([.C1]; [.D1]; [.E1])" office:value-type="float" office:value="1" calcext:value-type="float">
            <text:p>1</text:p>
          </table:table-cell>
          <table:table-cell office:value-type="float" office:value="39.709302" calcext:value-type="float">
            <text:p>39.709302</text:p>
          </table:table-cell>
          <table:table-cell office:value-type="float" office:value="39.902262" calcext:value-type="float">
            <text:p>39.902262</text:p>
          </table:table-cell>
          <table:table-cell office:value-type="float" office:value="39.88565" calcext:value-type="float">
            <text:p>39.88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1]/MIN([.C2]; [.D2]; [.E2])" office:value-type="float" office:value="1.99492182743075" calcext:value-type="float">
            <text:p>1.99492182743075</text:p>
          </table:table-cell>
          <table:table-cell office:value-type="float" office:value="19.905192" calcext:value-type="float">
            <text:p>19.905192</text:p>
          </table:table-cell>
          <table:table-cell office:value-type="float" office:value="19.935309" calcext:value-type="float">
            <text:p>19.935309</text:p>
          </table:table-cell>
          <table:table-cell office:value-type="float" office:value="19.921672" calcext:value-type="float">
            <text:p>19.921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1]/MIN([.C3]; [.D3]; [.E3])" office:value-type="float" office:value="2.99323220638786" calcext:value-type="float">
            <text:p>2.99323220638786</text:p>
          </table:table-cell>
          <table:table-cell office:value-type="float" office:value="13.266362" calcext:value-type="float">
            <text:p>13.266362</text:p>
          </table:table-cell>
          <table:table-cell office:value-type="float" office:value="13.854043" calcext:value-type="float">
            <text:p>13.854043</text:p>
          </table:table-cell>
          <table:table-cell office:value-type="float" office:value="13.506577" calcext:value-type="float">
            <text:p>13.506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1]/MIN([.C4]; [.D4]; [.E4])" office:value-type="float" office:value="3.74932733279344" calcext:value-type="float">
            <text:p>3.74932733279344</text:p>
          </table:table-cell>
          <table:table-cell office:value-type="float" office:value="10.591047" calcext:value-type="float">
            <text:p>10.591047</text:p>
          </table:table-cell>
          <table:table-cell office:value-type="float" office:value="11.269781" calcext:value-type="float">
            <text:p>11.269781</text:p>
          </table:table-cell>
          <table:table-cell office:value-type="float" office:value="10.661949" calcext:value-type="float">
            <text:p>10.661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1]/MIN([.C5]; [.D5]; [.E5])" office:value-type="float" office:value="4.14470785297646" calcext:value-type="float">
            <text:p>4.14470785297646</text:p>
          </table:table-cell>
          <table:table-cell office:value-type="float" office:value="9.580724" calcext:value-type="float">
            <text:p>9.580724</text:p>
          </table:table-cell>
          <table:table-cell office:value-type="float" office:value="9.627703" calcext:value-type="float">
            <text:p>9.627703</text:p>
          </table:table-cell>
          <table:table-cell office:value-type="float" office:value="9.627136" calcext:value-type="float">
            <text:p>9.627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1]/MIN([.C6]; [.D6]; [.E6])" office:value-type="float" office:value="3.06094305220006" calcext:value-type="float">
            <text:p>3.06094305220006</text:p>
          </table:table-cell>
          <table:table-cell office:value-type="float" office:value="18.01805" calcext:value-type="float">
            <text:p>18.01805</text:p>
          </table:table-cell>
          <table:table-cell office:value-type="float" office:value="12.972898" calcext:value-type="float">
            <text:p>12.972898</text:p>
          </table:table-cell>
          <table:table-cell office:value-type="float" office:value="17.443063" calcext:value-type="float">
            <text:p>17.443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1]/MIN([.C7]; [.D7]; [.E7])" office:value-type="float" office:value="5.53262550893108" calcext:value-type="float">
            <text:p>5.53262550893108</text:p>
          </table:table-cell>
          <table:table-cell office:value-type="float" office:value="8.782269" calcext:value-type="float">
            <text:p>8.782269</text:p>
          </table:table-cell>
          <table:table-cell office:value-type="float" office:value="7.177298" calcext:value-type="float">
            <text:p>7.177298</text:p>
          </table:table-cell>
          <table:table-cell office:value-type="float" office:value="7.274411" calcext:value-type="float">
            <text:p>7.274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1]/MIN([.C8]; [.D8]; [.E8])" office:value-type="float" office:value="6.27595169818764" calcext:value-type="float">
            <text:p>6.27595169818764</text:p>
          </table:table-cell>
          <table:table-cell office:value-type="float" office:value="7.149903" calcext:value-type="float">
            <text:p>7.149903</text:p>
          </table:table-cell>
          <table:table-cell office:value-type="float" office:value="6.406563" calcext:value-type="float">
            <text:p>6.406563</text:p>
          </table:table-cell>
          <table:table-cell office:value-type="float" office:value="6.327216" calcext:value-type="float">
            <text:p>6.327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1]/MIN([.C9]; [.D9]; [.E9])" office:value-type="float" office:value="7.122549282504" calcext:value-type="float">
            <text:p>7.122549282504</text:p>
          </table:table-cell>
          <table:table-cell office:value-type="float" office:value="5.575153" calcext:value-type="float">
            <text:p>5.575153</text:p>
          </table:table-cell>
          <table:table-cell office:value-type="float" office:value="7.814448" calcext:value-type="float">
            <text:p>7.814448</text:p>
          </table:table-cell>
          <table:table-cell office:value-type="float" office:value="9.149912" calcext:value-type="float">
            <text:p>9.149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1]/MIN([.C10]; [.D10]; [.E10])" office:value-type="float" office:value="7.26518672095923" calcext:value-type="float">
            <text:p>7.26518672095923</text:p>
          </table:table-cell>
          <table:table-cell office:value-type="float" office:value="5.465696" calcext:value-type="float">
            <text:p>5.465696</text:p>
          </table:table-cell>
          <table:table-cell office:value-type="float" office:value="6.823628" calcext:value-type="float">
            <text:p>6.823628</text:p>
          </table:table-cell>
          <table:table-cell office:value-type="float" office:value="5.928753" calcext:value-type="float">
            <text:p>5.9287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1]/MIN([.C11]; [.D11]; [.E11])" office:value-type="float" office:value="8.50178270808484" calcext:value-type="float">
            <text:p>8.50178270808484</text:p>
          </table:table-cell>
          <table:table-cell office:value-type="float" office:value="10.703461" calcext:value-type="float">
            <text:p>10.703461</text:p>
          </table:table-cell>
          <table:table-cell office:value-type="float" office:value="4.670703" calcext:value-type="float">
            <text:p>4.670703</text:p>
          </table:table-cell>
          <table:table-cell office:value-type="float" office:value="4.995967" calcext:value-type="float">
            <text:p>4.9959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1]/MIN([.C12]; [.D12]; [.E12])" office:value-type="float" office:value="9.25842727541916" calcext:value-type="float">
            <text:p>9.25842727541916</text:p>
          </table:table-cell>
          <table:table-cell office:value-type="float" office:value="4.28899" calcext:value-type="float">
            <text:p>4.28899</text:p>
          </table:table-cell>
          <table:table-cell office:value-type="float" office:value="4.291224" calcext:value-type="float">
            <text:p>4.291224</text:p>
          </table:table-cell>
          <table:table-cell office:value-type="float" office:value="8.514851" calcext:value-type="float">
            <text:p>8.5148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1]/MIN([.C13]; [.D13]; [.E13])" office:value-type="float" office:value="9.68909487964669" calcext:value-type="float">
            <text:p>9.68909487964669</text:p>
          </table:table-cell>
          <table:table-cell office:value-type="float" office:value="4.09835" calcext:value-type="float">
            <text:p>4.09835</text:p>
          </table:table-cell>
          <table:table-cell office:value-type="float" office:value="4.714996" calcext:value-type="float">
            <text:p>4.714996</text:p>
          </table:table-cell>
          <table:table-cell office:value-type="float" office:value="8.358066" calcext:value-type="float">
            <text:p>8.3580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1]/MIN([.C14]; [.D14]; [.E14])" office:value-type="float" office:value="8.59398579229674" calcext:value-type="float">
            <text:p>8.59398579229674</text:p>
          </table:table-cell>
          <table:table-cell office:value-type="float" office:value="4.620592" calcext:value-type="float">
            <text:p>4.620592</text:p>
          </table:table-cell>
          <table:table-cell office:value-type="float" office:value="5.796995" calcext:value-type="float">
            <text:p>5.796995</text:p>
          </table:table-cell>
          <table:table-cell office:value-type="float" office:value="8.584303" calcext:value-type="float">
            <text:p>8.584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1]/MIN([.C15]; [.D15]; [.E15])" office:value-type="float" office:value="11.7756909406543" calcext:value-type="float">
            <text:p>11.7756909406543</text:p>
          </table:table-cell>
          <table:table-cell office:value-type="float" office:value="3.372142" calcext:value-type="float">
            <text:p>3.372142</text:p>
          </table:table-cell>
          <table:table-cell office:value-type="float" office:value="3.427966" calcext:value-type="float">
            <text:p>3.427966</text:p>
          </table:table-cell>
          <table:table-cell office:value-type="float" office:value="8.132897" calcext:value-type="float">
            <text:p>8.132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1]/MIN([.C16]; [.D16]; [.E16])" office:value-type="float" office:value="11.5811211865623" calcext:value-type="float">
            <text:p>11.5811211865623</text:p>
          </table:table-cell>
          <table:table-cell office:value-type="float" office:value="4.021727" calcext:value-type="float">
            <text:p>4.021727</text:p>
          </table:table-cell>
          <table:table-cell office:value-type="float" office:value="3.428796" calcext:value-type="float">
            <text:p>3.428796</text:p>
          </table:table-cell>
          <table:table-cell office:value-type="float" office:value="3.638067" calcext:value-type="float">
            <text:p>3.6380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1]/MIN([.C17]; [.D17]; [.E17])" office:value-type="float" office:value="11.1444936645625" calcext:value-type="float">
            <text:p>11.1444936645625</text:p>
          </table:table-cell>
          <table:table-cell office:value-type="float" office:value="3.563132" calcext:value-type="float">
            <text:p>3.563132</text:p>
          </table:table-cell>
          <table:table-cell office:value-type="float" office:value="5.135235" calcext:value-type="float">
            <text:p>5.135235</text:p>
          </table:table-cell>
          <table:table-cell office:value-type="float" office:value="6.460996" calcext:value-type="float">
            <text:p>6.4609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1]/MIN([.C18]; [.D18]; [.E18])" office:value-type="float" office:value="13.1564689815303" calcext:value-type="float">
            <text:p>13.1564689815303</text:p>
          </table:table-cell>
          <table:table-cell office:value-type="float" office:value="3.018234" calcext:value-type="float">
            <text:p>3.018234</text:p>
          </table:table-cell>
          <table:table-cell office:value-type="float" office:value="3.874059" calcext:value-type="float">
            <text:p>3.874059</text:p>
          </table:table-cell>
          <table:table-cell office:value-type="float" office:value="3.066439" calcext:value-type="float">
            <text:p>3.066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1]/MIN([.C19]; [.D19]; [.E19])" office:value-type="float" office:value="12.5612818489925" calcext:value-type="float">
            <text:p>12.5612818489925</text:p>
          </table:table-cell>
          <table:table-cell office:value-type="float" office:value="3.161246" calcext:value-type="float">
            <text:p>3.161246</text:p>
          </table:table-cell>
          <table:table-cell office:value-type="float" office:value="6.599378" calcext:value-type="float">
            <text:p>6.599378</text:p>
          </table:table-cell>
          <table:table-cell office:value-type="float" office:value="6.263564" calcext:value-type="float">
            <text:p>6.263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1]/MIN([.C20]; [.D20]; [.E20])" office:value-type="float" office:value="14.4094914895053" calcext:value-type="float">
            <text:p>14.4094914895053</text:p>
          </table:table-cell>
          <table:table-cell office:value-type="float" office:value="2.755774" calcext:value-type="float">
            <text:p>2.755774</text:p>
          </table:table-cell>
          <table:table-cell office:value-type="float" office:value="2.765625" calcext:value-type="float">
            <text:p>2.765625</text:p>
          </table:table-cell>
          <table:table-cell office:value-type="float" office:value="2.818982" calcext:value-type="float">
            <text:p>2.8189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1]/MIN([.C21]; [.D21]; [.E21])" office:value-type="float" office:value="14.9355128808369" calcext:value-type="float">
            <text:p>14.9355128808369</text:p>
          </table:table-cell>
          <table:table-cell office:value-type="float" office:value="2.658717" calcext:value-type="float">
            <text:p>2.658717</text:p>
          </table:table-cell>
          <table:table-cell office:value-type="float" office:value="2.777439" calcext:value-type="float">
            <text:p>2.777439</text:p>
          </table:table-cell>
          <table:table-cell office:value-type="float" office:value="5.226015" calcext:value-type="float">
            <text:p>5.226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1]/MIN([.C22]; [.D22]; [.E22])" office:value-type="float" office:value="12.3115951779616" calcext:value-type="float">
            <text:p>12.3115951779616</text:p>
          </table:table-cell>
          <table:table-cell office:value-type="float" office:value="7.786899" calcext:value-type="float">
            <text:p>7.786899</text:p>
          </table:table-cell>
          <table:table-cell office:value-type="float" office:value="3.225358" calcext:value-type="float">
            <text:p>3.225358</text:p>
          </table:table-cell>
          <table:table-cell office:value-type="float" office:value="5.195884" calcext:value-type="float">
            <text:p>5.1958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1]/MIN([.C23]; [.D23]; [.E23])" office:value-type="float" office:value="15.8805002345524" calcext:value-type="float">
            <text:p>15.8805002345524</text:p>
          </table:table-cell>
          <table:table-cell office:value-type="float" office:value="2.500507" calcext:value-type="float">
            <text:p>2.500507</text:p>
          </table:table-cell>
          <table:table-cell office:value-type="float" office:value="4.12148" calcext:value-type="float">
            <text:p>4.12148</text:p>
          </table:table-cell>
          <table:table-cell office:value-type="float" office:value="3.806152" calcext:value-type="float">
            <text:p>3.8061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1]/MIN([.C24]; [.D24]; [.E24])" office:value-type="float" office:value="9.96012668721266" calcext:value-type="float">
            <text:p>9.96012668721266</text:p>
          </table:table-cell>
          <table:table-cell office:value-type="float" office:value="5.667769" calcext:value-type="float">
            <text:p>5.667769</text:p>
          </table:table-cell>
          <table:table-cell office:value-type="float" office:value="4.62931" calcext:value-type="float">
            <text:p>4.62931</text:p>
          </table:table-cell>
          <table:table-cell office:value-type="float" office:value="3.986827" calcext:value-type="float">
            <text:p>3.986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1]/MIN([.C25]; [.D25]; [.E25])" office:value-type="float" office:value="17.9378321900079" calcext:value-type="float">
            <text:p>17.9378321900079</text:p>
          </table:table-cell>
          <table:table-cell office:value-type="float" office:value="2.213718" calcext:value-type="float">
            <text:p>2.213718</text:p>
          </table:table-cell>
          <table:table-cell office:value-type="float" office:value="4.254311" calcext:value-type="float">
            <text:p>4.254311</text:p>
          </table:table-cell>
          <table:table-cell office:value-type="float" office:value="3.057099" calcext:value-type="float">
            <text:p>3.0570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1]/MIN([.C26]; [.D26]; [.E26])" office:value-type="float" office:value="19.2749192536092" calcext:value-type="float">
            <text:p>19.2749192536092</text:p>
          </table:table-cell>
          <table:table-cell office:value-type="float" office:value="2.245779" calcext:value-type="float">
            <text:p>2.245779</text:p>
          </table:table-cell>
          <table:table-cell office:value-type="float" office:value="2.060154" calcext:value-type="float">
            <text:p>2.060154</text:p>
          </table:table-cell>
          <table:table-cell office:value-type="float" office:value="4.519314" calcext:value-type="float">
            <text:p>4.5193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1]/MIN([.C27]; [.D27]; [.E27])" office:value-type="float" office:value="18.5754003300688" calcext:value-type="float">
            <text:p>18.5754003300688</text:p>
          </table:table-cell>
          <table:table-cell office:value-type="float" office:value="5.903482" calcext:value-type="float">
            <text:p>5.903482</text:p>
          </table:table-cell>
          <table:table-cell office:value-type="float" office:value="2.734889" calcext:value-type="float">
            <text:p>2.734889</text:p>
          </table:table-cell>
          <table:table-cell office:value-type="float" office:value="2.137736" calcext:value-type="float">
            <text:p>2.1377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1]/MIN([.C28]; [.D28]; [.E28])" office:value-type="float" office:value="19.5083485507022" calcext:value-type="float">
            <text:p>19.5083485507022</text:p>
          </table:table-cell>
          <table:table-cell office:value-type="float" office:value="2.035503" calcext:value-type="float">
            <text:p>2.035503</text:p>
          </table:table-cell>
          <table:table-cell office:value-type="float" office:value="5.631215" calcext:value-type="float">
            <text:p>5.631215</text:p>
          </table:table-cell>
          <table:table-cell office:value-type="float" office:value="4.801694" calcext:value-type="float">
            <text:p>4.801694</text:p>
          </table:table-cell>
        </table:table-row>
      </table:table>
      <table:table table:name="cols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$C$1]/MIN([.E1]; [.C1]; [.E1])" office:value-type="float" office:value="1" calcext:value-type="float">
            <text:p>1</text:p>
          </table:table-cell>
          <table:table-cell office:value-type="float" office:value="39.481867" calcext:value-type="float">
            <text:p>39.481867</text:p>
          </table:table-cell>
          <table:table-cell office:value-type="float" office:value="39.745218" calcext:value-type="float">
            <text:p>39.745218</text:p>
          </table:table-cell>
          <table:table-cell office:value-type="float" office:value="39.666637" calcext:value-type="float">
            <text:p>39.666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1]/AVERAGE([.E2]; [.C2]; [.E2])" office:value-type="float" office:value="1.97819573230966" calcext:value-type="float">
            <text:p>1.97819573230966</text:p>
          </table:table-cell>
          <table:table-cell office:value-type="float" office:value="19.944106" calcext:value-type="float">
            <text:p>19.944106</text:p>
          </table:table-cell>
          <table:table-cell office:value-type="float" office:value="19.864223" calcext:value-type="float">
            <text:p>19.864223</text:p>
          </table:table-cell>
          <table:table-cell office:value-type="float" office:value="19.965733" calcext:value-type="float">
            <text:p>19.965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1]/MIN([.E3]; [.C3]; [.E3])" office:value-type="float" office:value="2.96566600202734" calcext:value-type="float">
            <text:p>2.96566600202734</text:p>
          </table:table-cell>
          <table:table-cell office:value-type="float" office:value="13.312985" calcext:value-type="float">
            <text:p>13.312985</text:p>
          </table:table-cell>
          <table:table-cell office:value-type="float" office:value="14.273943" calcext:value-type="float">
            <text:p>14.273943</text:p>
          </table:table-cell>
          <table:table-cell office:value-type="float" office:value="13.44236" calcext:value-type="float">
            <text:p>13.44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1]/MIN([.E4]; [.C4]; [.E4])" office:value-type="float" office:value="3.69051529140559" calcext:value-type="float">
            <text:p>3.69051529140559</text:p>
          </table:table-cell>
          <table:table-cell office:value-type="float" office:value="10.698199" calcext:value-type="float">
            <text:p>10.698199</text:p>
          </table:table-cell>
          <table:table-cell office:value-type="float" office:value="11.403773" calcext:value-type="float">
            <text:p>11.403773</text:p>
          </table:table-cell>
          <table:table-cell office:value-type="float" office:value="11.733821" calcext:value-type="float">
            <text:p>11.733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1]/MIN([.E5]; [.C5]; [.E5])" office:value-type="float" office:value="4.12221809115038" calcext:value-type="float">
            <text:p>4.12221809115038</text:p>
          </table:table-cell>
          <table:table-cell office:value-type="float" office:value="9.577821" calcext:value-type="float">
            <text:p>9.577821</text:p>
          </table:table-cell>
          <table:table-cell office:value-type="float" office:value="9.681071" calcext:value-type="float">
            <text:p>9.681071</text:p>
          </table:table-cell>
          <table:table-cell office:value-type="float" office:value="10.900282" calcext:value-type="float">
            <text:p>10.900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1]/MIN([.E6]; [.C6]; [.E6])" office:value-type="float" office:value="4.91740348464013" calcext:value-type="float">
            <text:p>4.91740348464013</text:p>
          </table:table-cell>
          <table:table-cell office:value-type="float" office:value="8.068365" calcext:value-type="float">
            <text:p>8.068365</text:p>
          </table:table-cell>
          <table:table-cell office:value-type="float" office:value="10.467258" calcext:value-type="float">
            <text:p>10.467258</text:p>
          </table:table-cell>
          <table:table-cell office:value-type="float" office:value="8.029007" calcext:value-type="float">
            <text:p>8.029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1]/MIN([.E7]; [.C7]; [.E7])" office:value-type="float" office:value="5.48789072441597" calcext:value-type="float">
            <text:p>5.48789072441597</text:p>
          </table:table-cell>
          <table:table-cell office:value-type="float" office:value="7.194361" calcext:value-type="float">
            <text:p>7.194361</text:p>
          </table:table-cell>
          <table:table-cell office:value-type="float" office:value="7.04591" calcext:value-type="float">
            <text:p>7.04591</text:p>
          </table:table-cell>
          <table:table-cell office:value-type="float" office:value="10.08285" calcext:value-type="float">
            <text:p>10.08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1]/MIN([.E8]; [.C8]; [.E8])" office:value-type="float" office:value="5.3648323874889" calcext:value-type="float">
            <text:p>5.3648323874889</text:p>
          </table:table-cell>
          <table:table-cell office:value-type="float" office:value="8.51207" calcext:value-type="float">
            <text:p>8.51207</text:p>
          </table:table-cell>
          <table:table-cell office:value-type="float" office:value="7.008637" calcext:value-type="float">
            <text:p>7.008637</text:p>
          </table:table-cell>
          <table:table-cell office:value-type="float" office:value="7.359385" calcext:value-type="float">
            <text:p>7.359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1]/MIN([.E9]; [.C9]; [.E9])" office:value-type="float" office:value="7.2407628703609" calcext:value-type="float">
            <text:p>7.2407628703609</text:p>
          </table:table-cell>
          <table:table-cell office:value-type="float" office:value="13.683327" calcext:value-type="float">
            <text:p>13.683327</text:p>
          </table:table-cell>
          <table:table-cell office:value-type="float" office:value="13.129942" calcext:value-type="float">
            <text:p>13.129942</text:p>
          </table:table-cell>
          <table:table-cell office:value-type="float" office:value="5.452722" calcext:value-type="float">
            <text:p>5.4527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1]/MIN([.E10]; [.C10]; [.E10])" office:value-type="float" office:value="8.04666908517286" calcext:value-type="float">
            <text:p>8.04666908517286</text:p>
          </table:table-cell>
          <table:table-cell office:value-type="float" office:value="4.90661" calcext:value-type="float">
            <text:p>4.90661</text:p>
          </table:table-cell>
          <table:table-cell office:value-type="float" office:value="5.009233" calcext:value-type="float">
            <text:p>5.009233</text:p>
          </table:table-cell>
          <table:table-cell office:value-type="float" office:value="6.746448" calcext:value-type="float">
            <text:p>6.7464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1]/MIN([.E11]; [.C11]; [.E11])" office:value-type="float" office:value="8.97010990818568" calcext:value-type="float">
            <text:p>8.97010990818568</text:p>
          </table:table-cell>
          <table:table-cell office:value-type="float" office:value="8.41815" calcext:value-type="float">
            <text:p>8.41815</text:p>
          </table:table-cell>
          <table:table-cell office:value-type="float" office:value="10.585298" calcext:value-type="float">
            <text:p>10.585298</text:p>
          </table:table-cell>
          <table:table-cell office:value-type="float" office:value="4.401492" calcext:value-type="float">
            <text:p>4.4014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1]/MIN([.E12]; [.C12]; [.E12])" office:value-type="float" office:value="8.00912424935761" calcext:value-type="float">
            <text:p>8.00912424935761</text:p>
          </table:table-cell>
          <table:table-cell office:value-type="float" office:value="10.733804" calcext:value-type="float">
            <text:p>10.733804</text:p>
          </table:table-cell>
          <table:table-cell office:value-type="float" office:value="5.336709" calcext:value-type="float">
            <text:p>5.336709</text:p>
          </table:table-cell>
          <table:table-cell office:value-type="float" office:value="4.929611" calcext:value-type="float">
            <text:p>4.9296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1]/MIN([.E13]; [.C13]; [.E13])" office:value-type="float" office:value="10.0351842645178" calcext:value-type="float">
            <text:p>10.0351842645178</text:p>
          </table:table-cell>
          <table:table-cell office:value-type="float" office:value="13.032378" calcext:value-type="float">
            <text:p>13.032378</text:p>
          </table:table-cell>
          <table:table-cell office:value-type="float" office:value="3.798625" calcext:value-type="float">
            <text:p>3.798625</text:p>
          </table:table-cell>
          <table:table-cell office:value-type="float" office:value="3.934344" calcext:value-type="float">
            <text:p>3.934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1]/MIN([.E14]; [.C14]; [.E14])" office:value-type="float" office:value="11.029902529103" calcext:value-type="float">
            <text:p>11.029902529103</text:p>
          </table:table-cell>
          <table:table-cell office:value-type="float" office:value="9.46476" calcext:value-type="float">
            <text:p>9.46476</text:p>
          </table:table-cell>
          <table:table-cell office:value-type="float" office:value="6.858496" calcext:value-type="float">
            <text:p>6.858496</text:p>
          </table:table-cell>
          <table:table-cell office:value-type="float" office:value="3.57953" calcext:value-type="float">
            <text:p>3.57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1]/MIN([.E15]; [.C15]; [.E15])" office:value-type="float" office:value="10.3529206153665" calcext:value-type="float">
            <text:p>10.3529206153665</text:p>
          </table:table-cell>
          <table:table-cell office:value-type="float" office:value="3.813597" calcext:value-type="float">
            <text:p>3.813597</text:p>
          </table:table-cell>
          <table:table-cell office:value-type="float" office:value="7.49719" calcext:value-type="float">
            <text:p>7.49719</text:p>
          </table:table-cell>
          <table:table-cell office:value-type="float" office:value="3.865862" calcext:value-type="float">
            <text:p>3.8658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1]/MIN([.E16]; [.C16]; [.E16])" office:value-type="float" office:value="11.2076453078579" calcext:value-type="float">
            <text:p>11.2076453078579</text:p>
          </table:table-cell>
          <table:table-cell office:value-type="float" office:value="3.522762" calcext:value-type="float">
            <text:p>3.522762</text:p>
          </table:table-cell>
          <table:table-cell office:value-type="float" office:value="4.6963" calcext:value-type="float">
            <text:p>4.6963</text:p>
          </table:table-cell>
          <table:table-cell office:value-type="float" office:value="3.988727" calcext:value-type="float">
            <text:p>3.988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1]/MIN([.E17]; [.C17]; [.E17])" office:value-type="float" office:value="13.1122164011192" calcext:value-type="float">
            <text:p>13.1122164011192</text:p>
          </table:table-cell>
          <table:table-cell office:value-type="float" office:value="5.021451" calcext:value-type="float">
            <text:p>5.021451</text:p>
          </table:table-cell>
          <table:table-cell office:value-type="float" office:value="3.018057" calcext:value-type="float">
            <text:p>3.018057</text:p>
          </table:table-cell>
          <table:table-cell office:value-type="float" office:value="3.011075" calcext:value-type="float">
            <text:p>3.011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1]/MIN([.E18]; [.C18]; [.E18])" office:value-type="float" office:value="13.8703447573244" calcext:value-type="float">
            <text:p>13.8703447573244</text:p>
          </table:table-cell>
          <table:table-cell office:value-type="float" office:value="3.673259" calcext:value-type="float">
            <text:p>3.673259</text:p>
          </table:table-cell>
          <table:table-cell office:value-type="float" office:value="3.960768" calcext:value-type="float">
            <text:p>3.960768</text:p>
          </table:table-cell>
          <table:table-cell office:value-type="float" office:value="2.846495" calcext:value-type="float">
            <text:p>2.8464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1]/MIN([.E19]; [.C19]; [.E19])" office:value-type="float" office:value="14.9551790085882" calcext:value-type="float">
            <text:p>14.9551790085882</text:p>
          </table:table-cell>
          <table:table-cell office:value-type="float" office:value="2.640013" calcext:value-type="float">
            <text:p>2.640013</text:p>
          </table:table-cell>
          <table:table-cell office:value-type="float" office:value="2.622924" calcext:value-type="float">
            <text:p>2.622924</text:p>
          </table:table-cell>
          <table:table-cell office:value-type="float" office:value="5.165581" calcext:value-type="float">
            <text:p>5.1655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1]/MIN([.E20]; [.C20]; [.E20])" office:value-type="float" office:value="14.7706088510222" calcext:value-type="float">
            <text:p>14.7706088510222</text:p>
          </table:table-cell>
          <table:table-cell office:value-type="float" office:value="7.778273" calcext:value-type="float">
            <text:p>7.778273</text:p>
          </table:table-cell>
          <table:table-cell office:value-type="float" office:value="5.568211" calcext:value-type="float">
            <text:p>5.568211</text:p>
          </table:table-cell>
          <table:table-cell office:value-type="float" office:value="2.673002" calcext:value-type="float">
            <text:p>2.673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1]/MIN([.E21]; [.C21]; [.E21])" office:value-type="float" office:value="15.3009616517436" calcext:value-type="float">
            <text:p>15.3009616517436</text:p>
          </table:table-cell>
          <table:table-cell office:value-type="float" office:value="3.621775" calcext:value-type="float">
            <text:p>3.621775</text:p>
          </table:table-cell>
          <table:table-cell office:value-type="float" office:value="2.486836" calcext:value-type="float">
            <text:p>2.486836</text:p>
          </table:table-cell>
          <table:table-cell office:value-type="float" office:value="2.580352" calcext:value-type="float">
            <text:p>2.580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1]/MIN([.E22]; [.C22]; [.E22])" office:value-type="float" office:value="16.3589700137023" calcext:value-type="float">
            <text:p>16.3589700137023</text:p>
          </table:table-cell>
          <table:table-cell office:value-type="float" office:value="2.413469" calcext:value-type="float">
            <text:p>2.413469</text:p>
          </table:table-cell>
          <table:table-cell office:value-type="float" office:value="6.100378" calcext:value-type="float">
            <text:p>6.100378</text:p>
          </table:table-cell>
          <table:table-cell office:value-type="float" office:value="6.771627" calcext:value-type="float">
            <text:p>6.7716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1]/MIN([.E23]; [.C23]; [.E23])" office:value-type="float" office:value="17.4993770463175" calcext:value-type="float">
            <text:p>17.4993770463175</text:p>
          </table:table-cell>
          <table:table-cell office:value-type="float" office:value="2.256187" calcext:value-type="float">
            <text:p>2.256187</text:p>
          </table:table-cell>
          <table:table-cell office:value-type="float" office:value="3.063991" calcext:value-type="float">
            <text:p>3.063991</text:p>
          </table:table-cell>
          <table:table-cell office:value-type="float" office:value="2.792457" calcext:value-type="float">
            <text:p>2.7924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1]/MIN([.E24]; [.C24]; [.E24])" office:value-type="float" office:value="13.1624914071131" calcext:value-type="float">
            <text:p>13.1624914071131</text:p>
          </table:table-cell>
          <table:table-cell office:value-type="float" office:value="2.999574" calcext:value-type="float">
            <text:p>2.999574</text:p>
          </table:table-cell>
          <table:table-cell office:value-type="float" office:value="3.063405" calcext:value-type="float">
            <text:p>3.063405</text:p>
          </table:table-cell>
          <table:table-cell office:value-type="float" office:value="6.48805" calcext:value-type="float">
            <text:p>6.488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1]/MIN([.E25]; [.C25]; [.E25])" office:value-type="float" office:value="19.3303945799118" calcext:value-type="float">
            <text:p>19.3303945799118</text:p>
          </table:table-cell>
          <table:table-cell office:value-type="float" office:value="5.42842" calcext:value-type="float">
            <text:p>5.42842</text:p>
          </table:table-cell>
          <table:table-cell office:value-type="float" office:value="2.180048" calcext:value-type="float">
            <text:p>2.180048</text:p>
          </table:table-cell>
          <table:table-cell office:value-type="float" office:value="2.042476" calcext:value-type="float">
            <text:p>2.042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1]/MIN([.E26]; [.C26]; [.E26])" office:value-type="float" office:value="16.005465843243" calcext:value-type="float">
            <text:p>16.005465843243</text:p>
          </table:table-cell>
          <table:table-cell office:value-type="float" office:value="2.466774" calcext:value-type="float">
            <text:p>2.466774</text:p>
          </table:table-cell>
          <table:table-cell office:value-type="float" office:value="4.997508" calcext:value-type="float">
            <text:p>4.997508</text:p>
          </table:table-cell>
          <table:table-cell office:value-type="float" office:value="6.531009" calcext:value-type="float">
            <text:p>6.5310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1]/MIN([.E27]; [.C27]; [.E27])" office:value-type="float" office:value="20.926315080916" calcext:value-type="float">
            <text:p>20.926315080916</text:p>
          </table:table-cell>
          <table:table-cell office:value-type="float" office:value="1.909648" calcext:value-type="float">
            <text:p>1.909648</text:p>
          </table:table-cell>
          <table:table-cell office:value-type="float" office:value="1.88127" calcext:value-type="float">
            <text:p>1.88127</text:p>
          </table:table-cell>
          <table:table-cell office:value-type="float" office:value="1.886709" calcext:value-type="float">
            <text:p>1.8867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1]/MIN([.E28]; [.C28]; [.E28])" office:value-type="float" office:value="13.8076487539431" calcext:value-type="float">
            <text:p>13.8076487539431</text:p>
          </table:table-cell>
          <table:table-cell office:value-type="float" office:value="5.240545" calcext:value-type="float">
            <text:p>5.240545</text:p>
          </table:table-cell>
          <table:table-cell office:value-type="float" office:value="2.35424" calcext:value-type="float">
            <text:p>2.35424</text:p>
          </table:table-cell>
          <table:table-cell office:value-type="float" office:value="2.85942" calcext:value-type="float">
            <text:p>2.85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8:04:11.672022549</dc:date>
    <meta:editing-duration>PT39M23S</meta:editing-duration>
    <meta:editing-cycles>5</meta:editing-cycles>
    <meta:generator>LibreOffice/7.4.1.2$Linux_X86_64 LibreOffice_project/40$Build-2</meta:generator>
    <meta:document-statistic meta:table-count="2" meta:cell-count="280" meta:object-count="0"/>
  </office:meta>
</office:document-meta>
</file>